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nhem" svg:font-family="Arnhem"/>
    <style:font-face style:name="Flama" svg:font-family="Flama"/>
    <style:font-face style:name="FoundryGridnik" svg:font-family="FoundryGridnik"/>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nhem" fo:font-size="10pt"/>
    </style:style>
    <style:style style:name="P2" style:family="paragraph" style:parent-style-name="Text_20_body">
      <style:text-properties style:font-name="Arnhem" fo:font-size="10pt" fo:font-weight="bold"/>
    </style:style>
    <style:style style:name="T1" style:family="text">
      <style:text-properties style:font-name="Arnhem" fo:font-size="7pt" fo:font-weight="bold"/>
    </style:style>
    <style:style style:name="T2" style:family="text">
      <style:text-properties style:font-name="Arnhem" fo:font-size="10pt"/>
    </style:style>
    <style:style style:name="T3" style:family="text">
      <style:text-properties style:font-name="Arnhem" fo:font-size="10pt" fo:font-weight="bold"/>
    </style:style>
    <style:style style:name="T4" style:family="text">
      <style:text-properties style:font-name="Flama" fo:font-size="7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PROFESSOR YALE PATT, </text:span><text:span text:style-name="T2">the Ernest Cockrell, Jr. Centennial Chair in Engineering at The University of Texas at Austin has been named the 2016 recipient of the Benjamin Franklin Medal in Computer and Cognitive Science by the Franklin Institute. Patt is a renowned computer architect, whose research has resulted in transformational changes to the nature of high-performance microprocessors, including the first complex logic gate implemented on a single piece of silicon. He has received ACM’s highest honors both in computer architecture (the 1996 Eck-ert-Mauchly Award) and in education (the 2000 Karl V. Karlstrom Award). He is a Fellow of the ACM and the IEEE and a member of the National Academy of Engineering. </text:span></text:p>
      <text:p text:style-name="Text_20_body"><text:span text:style-name="T2">YALE <text:s/>PATT教授，欧内斯特科克雷尔，小椅子百年工程在得克萨斯大学奥斯汀分校先后被评为由富兰克林研究所2016年收件人本杰明·富兰克林奖章计算机与认知科学。 Patt是一个著名的计算机设计师，其研究结果对高性能微处理器的性质的转变，包括第一个复杂的逻辑门在一个硅片上实现。他获得了ACM的最高荣誉在计算机体系结构（1996埃克特Mauchly奖）和教育（2000卡尔诉卡尔斯托姆奖）。他是一个ACM和IEEE和美国国家工程学院院士。</text:span></text:p>
      <text:p text:style-name="P1">Derek Chiou, an associate professor of Electrical and Computer Engineer- ing at The University of Texas at Austin, conducted an extensive interview of Patt, covering his formative years to his Ph.D. in 1966, his career since then, and his views on a number of issues. Presented here are excerpts from that interview; the full interview is available via the link appearing on the last page of this interview. </text:p>
      <text:p text:style-name="Standard">德里克邱，电气和计算机工程副教授在得克萨斯大学奥斯汀分校，进行了广泛的采访模式，涵盖了他的成长岁月1966博士，此后他的职业生涯，以及他对一些问题的看法。这里介绍的是采访的摘录；充分的面试是通过链接出现在本次面试的最后一页。</text:p>
      <text:p text:style-name="Text_20_body"><text:span text:style-name="T4">DEREK CHIOU: </text:span><text:span text:style-name="T3">Let’s start with the in- uences that helped shape you into who you are. I have often heard you comment on your actions as, “That’s the way my mother raised me.” Can you elaborate? </text:span></text:p>
      <text:p text:style-name="Text_20_body"><text:span text:style-name="T3">德里克：让我们开始长在影响帮助塑造你成为你是谁。我经常听到你对你的行动的评论，“这是我的母亲养育我的方式”，你能详细说明吗？</text:span></text:p>
      <text:p text:style-name="Text_20_body"><text:span text:style-name="T4">YALE PATT: </text:span><text:span text:style-name="T3">In my view my mother was the most incredible human being who ever lived. Born in Eastern Europe, with her parents’ permission, at the age of 20, she came to America by herself. A poor immigrant, she met and married my father, also from a poor immigrant family, and they raised three children. We grew up in one of the poorer sec- tions of Boston. Because of my mother’s insistence, I was the rst from that neighborhood to go to college. My brother was the second. My sister was the third. </text:span></text:p>
      <text:p text:style-name="Text_20_body"><text:span text:style-name="T3">YALE PATT：在我看来，我的母亲是最不可思议的人谁有史以来。出生在东欧，与她父母的同意，在20岁时，她独自来到美国。一个贫穷的移民，她相识结婚我的父亲，也从一个贫穷的移民家庭，他们提出了三个孩子。我们在波士顿的穷区使用的一个长大。因为我母亲的坚持下，我是从附近的第一个考上大学。我哥哥是第二个。我姐姐是第三次。</text:span></text:p>
      <text:p text:style-name="P2">You have often said that as far as your professional life is concerned, she taught you three important lessons. </text:p>
      <text:p text:style-name="Standard">你经常说，只要你的职业生涯而言，她教你三个重要的经验教训。</text:p>
      <text:p text:style-name="Standard">That is absolutely correct. Almost everyone in our neighborhood quit school when they turned 16 and went to work in the Converse Rubber factory, which was maybe 100 yards from our apartment. She would have none of it. She knew that in America the road to success was education. She insisted that we stay in school and that we achieve. An A-minus was not acceptable. “Be the best that you can be.”</text:p>
      <text:p text:style-name="Standard">这是完全正确的。在我们附近的每个人都离开学校，当他们16岁时，去Converse Rubber 橡胶厂，这是从我们的公寓，也许100码工作。她将有没有它。她知道，在美国的成功之路是教育。她坚持要我们留在学校，而我们实现的。一个A减去是不能接受的。 “要，你可以是最好的。”</text:p>
      <text:p text:style-name="Standard"><text:soft-page-break/>That was the <text:s/>rst lesson. The second lesson: “Once you do achieve, your job is to protect those who don’t have the ability to protect themselves.” And I have spent my life trying to do that. The third lesson is to not be afraid to take a stand that goes against the currents to do what you think is right regardless of the <text:s/>ak you take. And I have certainly taken plenty of <text:s/>ak. Those were the three lessons that I believe made me into who I am. When I say that’s the way my mother raised me, it usually has to do with one of those three principles.</text:p>
      <text:p text:style-name="Standard">这是第一个的教训。第二课：“一旦你做到，你的任务是保护那些没有保护自己的能力谁。”我花了我一生努力做到这一点。第三个教训是，不要害怕采取的立场是违背了电流做你认为是正确的，无论你把AK的。我也确实采取了很多的AK。那是，我相信让我到我是谁了三节课。当我说这是我的母亲养我的方式，它通常有这三个原则，一做。</text:p>
      <text:p text:style-name="Standard">What about your father?</text:p>
      <text:p text:style-name="Standard">My father was also in uential—but in a much quieter way. We didn’t have much money. It didn’t matter. He still took us to the zoo. He took us to the beach. He took me to my <text:s/>rst baseball game. He got me my <text:s/>rst library card— taught me how to read. I remember us going to the library and getting my <text:s/>rst library card at the age of <text:s/>ve. So when I started school, I already knew how to read. That was my father’s in uence.</text:p>
      <text:p text:style-name="Standard">那你的父亲呢？</text:p>
      <text:p text:style-name="Standard">我的父亲也是在有影响力的，但在一个更加安静的方式。我们没有太多的钱。这并不重要。他还带我们去动物园。他带我们去海边。他带我去我的第一个棒球比赛。他得到了我，我的卡 – 教我如何读第一个库。我记得我们去图书馆，并在年龄让我的第一个借书证的五个。所以，当我开始上学，我已经知道如何阅读。那是我父亲在uence。</text:p>
      <text:p text:style-name="Standard">I understand there is a story about your father that involves your <text:s/>rst marathon. </text:p>
      <text:p text:style-name="Standard">Yes, the New York City Marathon. The <text:s/>rst time I ran it was in 1986. If you <text:s/>nish, they give you a medal. I gave it to my father. “Dad, this is for you.” He says, “What’s this?” I said, “It’s a medal.” “What for?” “New York City Marathon.” “You won the New York City Marathon?” “No, Dad. They give you a medal if you <text:s/>nish the New York City Marathon.” And then he looked at me in disbelief. “You mean you lost the New York City Marathon?” It was like he had raised a loser, and I realized that he too, in his quieter way, was also pushing me to achieve and to succeed.</text:p>
      <text:p text:style-name="Standard">我知道有一个关于你父亲的故事，涉及到你第一个马拉松比赛。</text:p>
      <text:p text:style-name="Standard">是的，纽约市马拉松比赛。将RST时间我跑这是在1986年。如果你光洁度，他们给你勋章。我把它给了我的父亲。 “爸爸，这是给你的。”他说，“这是什么？”我说，“这是一块奖牌。”“为什么？”“纽约马拉松赛。”“你赢得了纽约市马拉松比赛吗？”“ ，爸爸。他们给你勋章，如果你尼什纽约市马拉松比赛。“然后，他难以置信地看着我。 “你的意思是你失去了纽约马拉松？”这就像他曾提出一个失败者，我意识到，他也一样，他安静的方式，还推我实现和成功。</text:p>
      <text:p text:style-name="Standard">Besides your parents there were other in uences. For example, you’ve often said Bill Linvill was the professor who taught you how to be a professor.</text:p>
      <text:p text:style-name="Standard">Bill Linvill was incredible. He was absolutely the professor who taught me how to be a professor—that it’s not about the professor, it’s about the students. When he formed the new Department of Engineering Economic Systems, I asked if I could join him. “No way,” he said. “You are a quali ed Ph.D. candidate in EE. You will get your Ph.D. in EE, and that will open lots of doors for you. If you join me now, you will be throwing all that away, and I will not let you do that. After you graduate, if you still want to, I would love to have you.” That was Bill Linvill. Do what is best for the students, not what is best for Bill Linvill.</text:p>
      <text:p text:style-name="Standard">除了你的父母还有在其他uences。例如，你常说比尔Linvill是谁教你如何成为一个教授，教授。</text:p>
      <text:p text:style-name="Standard">比尔Linvill是难以置信的。他是绝对谁教我如何成为一个教授，教授说这不是关于教授的，它是关于学生。当他形成了工程经济系统的新部门，我问我是否可以加入他。 “没办法，”他说。 “你是一个合格ED博士学位候选人EE。你会得到你的博士学位在EE，这将打开大门<text:soft-page-break/>地段的为您服务。如果你现在和我一起，你会被扔一切了，我不会让你这样做。你毕业后，如果您仍然希望，我很想有你。“这是比尔Linvill。做什么是最好的学生，没有什么是最适合比尔Linvil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2">YALE <text:s/>PATT教授，欧内斯特科克雷尔，小椅子百年工程在得克萨斯大学奥斯汀分校先后被评为由富兰克林研究所2016年收件人本杰明·富兰克林奖章计算机与认知科学。 Patt是一个著名的计算机设计师，其研究结果对高性能微处理器的性质的转变，包括第一个复杂的逻辑门在一个硅片上实现。他获得了ACM的最高荣誉在计算机体系结构（1996埃克特Mauchly奖）和教育（2000卡尔诉卡尔斯托姆奖）。他是一个ACM和IEEE和美国国家工程学院院士。</text:span></text:p>
      <text:p text:style-name="Standard"><text:span text:style-name="T2">德里克邱，电气和计算机工程副教授在得克萨斯大学奥斯汀分校，进行了广泛的采访模式，涵盖了他的成长岁月1966博士，此后他的职业生涯，以及他对一些问题的看法。这里介绍的是采访的摘录；充分的面试是通过链接出现在本次面试的最后一页。</text:span></text:p>
      <text:p text:style-name="Text_20_body"><text:span text:style-name="T3">德里克：让我们开始长在影响帮助塑造你成为你是谁。我经常听到你对你的行动的评论，“这是我的母亲养育我的方式”，你能详细说明吗？</text:span></text:p>
      <text:p text:style-name="Text_20_body"><text:span text:style-name="T3">YALE PATT：在我看来，我的母亲是最不可思议的人谁有史以来。出生在东欧，与她父母的同意，在20岁时，她独自来到美国。一个贫穷的移民，她相识结婚我的父亲，也从一个贫穷的移民家庭，他们提出了三个孩子。我们在波士顿的穷区使用的一个长大。因为我母亲的坚持下，我是从附近的第一个考上大学。我哥哥是第二个。我姐姐是第三次。</text:span></text:p>
      <text:p text:style-name="Standard"><text:span text:style-name="T3">你经常说，只要你的职业生涯而言，她教你三个重要的经验教训。</text:span></text:p>
      <text:p text:style-name="Standard"><text:span text:style-name="T3">这是完全正确的。在我们附近的每个人都离开学校，当他们16岁时，去Converse Rubber 橡胶厂，这是从我们的公寓，也许100码工作。她将有没有它。她知道，在美国的成功之路是教育。她坚持要我们留在学校，而我们实现的。一个A减去是不能接受的。 “要，你可以是最好的。”</text:span></text:p>
      <text:p text:style-name="Standard"><text:span text:style-name="T3">这是第一个的教训。第二课：“一旦你做到，你的任务是保护那些没有保护自己的能力谁。”我花了我一生努力做到这一点。第三个教训是，不要害怕采取的立场是违背了电流做你认为是正确的，无论你把AK的。我也确实采取了很多的AK。那是，我相信让我到我是谁了三节课。当我说这是我的母亲养我的方式，它通常有这三个原则，一做。</text:span></text:p>
      <text:p text:style-name="Standard">那你的父亲呢？</text:p>
      <text:p text:style-name="Standard"><text:span text:style-name="T3">我的父亲也是在有影响力的，但在一个更加安静的方式。我们没有太多的钱。这并不重要。他还带我们去动物园。他带我们去海边。他带我去我的第一个棒球比赛。他得到了我，我的卡 – 教我如何读第一个库。我记得我们去图书馆，并在年龄让我的第一个借书证的五个。所以，当我开始上学，我已经知道如何阅读。那是我父亲在uence。</text:span></text:p>
      <text:p text:style-name="Standard">我知道有一个关于你父亲的故事，涉及到你第一个马拉松比赛。</text:p>
      <text:p text:style-name="Standard"><text:span text:style-name="T3">是的，纽约市马拉松比赛。将RST时间我跑这是在1986年。如果你光洁度，他们给你勋章。我把它给了我的父亲。 “爸爸，这是给你的。”他说，“这是什么？”我说，“这是一块奖牌。”</text:span><text:soft-page-break/><text:span text:style-name="T3">“为什么？”“纽约马拉松赛。”“你赢得了纽约市马拉松比赛吗？”“ ，爸爸。他们给你勋章，如果你尼什纽约市马拉松比赛。“然后，他难以置信地看着我。 “你的意思是你失去了纽约马拉松？”这就像他曾提出一个失败者，我意识到，他也一样，他安静的方式，还推我实现和成功。</text:span></text:p>
      <text:p text:style-name="Standard">除了你的父母还有在其他uences。例如，你常说比尔Linvill是谁教你如何成为一个教授，教授。</text:p>
      <text:p text:style-name="Standard"><text:span text:style-name="T3">比尔Linvill是难以置信的。他是绝对谁教我如何成为一个教授，教授说这不是关于教授的，它是关于学生。当他形成了工程经济系统的新部门，我问我是否可以加入他。 “没办法，”他说。 “你是一个合格ED博士学位候选人EE。你会得到你的博士学位在EE，这将打开大门地段的为您服务。如果你现在和我一起，你会被扔一切了，我不会让你这样做。你毕业后，如果您仍然希望，我很想有你。“这是比尔Linvill。做什么是最好的学生，没有什么是最适合比尔Linvi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nhem" svg:font-family="Arnhem"/>
    <style:font-face style:name="Flama" svg:font-family="Flama"/>
    <style:font-face style:name="FoundryGridnik" svg:font-family="FoundryGridnik"/>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18T22:32:45</meta:creation-date>
    <meta:document-statistic meta:table-count="0" meta:image-count="0" meta:object-count="0" meta:page-count="4" meta:paragraph-count="39" meta:word-count="3741" meta:character-count="7835"/>
    <dc:date>2016-07-18T23:05:16</dc:date>
    <meta:editing-duration>PT2M6S</meta:editing-duration>
    <meta:editing-cycles>1</meta:editing-cycles>
    <meta:generator>OpenOffice/4.1.1$Unix OpenOffice.org_project/411m6$Build-9775</meta:generator>
  </office:meta>
</office:document-meta>
</file>